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0000000203D9BDB8E96D7089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128" officeooo:paragraph-rsid="000b5128"/>
    </style:style>
    <style:style style:name="P2" style:family="paragraph" style:parent-style-name="Standard">
      <style:paragraph-properties fo:break-before="page"/>
      <style:text-properties officeooo:rsid="000b5128" officeooo:paragraph-rsid="000b512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Bookmark 1"/>text</text:p>
      <text:p text:style-name="P2"><draw:a xlink:type="simple" xlink:href="#Bookmark 1"><draw:frame draw:style-name="fr1" draw:name="#BOOKMARK 1" text:anchor-type="as-char" svg:width="0.903cm" svg:height="0.903cm" draw:z-index="0"><draw:image xlink:href="Pictures/1000020100000020000000203D9BDB8E96D70898.png" xlink:type="simple" xlink:show="embed" xlink:actuate="onLoad" loext:mime-type="image/png"/></draw:frame></draw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9T13:37:06.873000000</meta:creation-date>
    <dc:date>2019-09-09T13:38:08.155000000</dc:date>
    <meta:editing-duration>PT1M2S</meta:editing-duration>
    <meta:editing-cycles>1</meta:editing-cycles>
    <meta:document-statistic meta:table-count="0" meta:image-count="1" meta:object-count="0" meta:page-count="2" meta:paragraph-count="2" meta:word-count="1" meta:character-count="4" meta:non-whitespace-character-count="4"/>
    <meta:generator>LibreOfficeDev/6.4.0.0.alpha0$Windows_X86_64 LibreOffice_project/9670abc43051e1f7a3f2ed9369ca9a3748aa7a2b</meta:generator>
  </office:meta>
</office:document-meta>
</file>